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</office:automatic-styles>
  <office:body>
    <office:text>
      <text:p text:style-name="P1"><text:span text:style-name="T1">آ</text:span><text:span text:style-name="T2">یا تمایل دارید در رشته خود از برنامه های هوش مصنوعی استفاده کنید</text:span><text:span text:style-name="T3"/></text:p>
      <text:p text:style-name="P1"><text:span text:style-name="T3"/></text:p>
      <text:p text:style-name="P1"><text:span text:style-name="T4">این ممکن است در ابتدا خیلی ایدآل به نظر بیاید اگر بشما بگوئیم خودتان هم میتوانید آن را بنویسید</text:span><text:span text:style-name="T5"><text:s/></text:span><text:span text:style-name="T6"/></text:p>
      <text:p text:style-name="P1"><text:span text:style-name="T7">همانطور که وقتی لینوکس نوشته شد کسی باور نمیکرد یک نفر میتواند یک سیستم عامل بنویسد</text:span><text:span text:style-name="T8"/></text:p>
      <text:p text:style-name="P1"><text:span text:style-name="T9">اما اگر بشما بگوئیم بخشی از ظاهر برنامه به صورت اتوماتیک و نیمه هوشمند ساخته خواهد شد و شما فقط بر روی ایده خود تمرکز کنید</text:span><text:span text:style-name="T10"/></text:p>
      <text:p text:style-name="P1"><text:span text:style-name="T11">آیا باز هم دوست ندارید دست به کار شوید</text:span><text:span text:style-name="T12"/></text:p>
      <text:p text:style-name="P1"><text:span text:style-name="T13">اگر ما را حمایت کنید این بخشها بیشتر و گسترده تر خواهد شد</text:span><text:span text:style-name="T14"/></text:p>
      <text:p text:style-name="P1"><text:span text:style-name="T15">همچنین ما قابلیت به اشتراک گذاری برنامه ها را هم اضافه خواهیم کرد</text:span><text:span text:style-name="T16"><text:s/></text:span><text:span text:style-name="T17"/></text:p>
      <text:p text:style-name="P1"><text:span text:style-name="T18">این یعنی بخشی را که میخواهید منتشر کنید در کپی دیگر برنامه در دایرکتوری دیگر یا حتی در شبکه محلی اجرا میشود</text:span><text:span text:style-name="T19"/></text:p>
      <text:p text:style-name="P1"><text:span text:style-name="T20">شما به راحتی میتوانید فرمهای ورود اطلاعات و خروجی را طراحی کنید</text:span><text:span text:style-name="T21"/></text:p>
      <text:p text:style-name="P1"><text:span text:style-name="T22">ما یک نرم افزار رایگان را به شما ارائه میدهیم که بعد از طراحی سورس کد را مینویسد</text:span><text:span text:style-name="T23"/></text:p>
      <text:p text:style-name="P1"><text:span text:style-name="T24">کافی است سورس را در محیط کپی کنید تا برنامه آن را تجزیه و تحلیل کند و دیتابیس شما یا پیشنهادی خود را اعلان نماید</text:span><text:span text:style-name="T25"><text:s/></text:span><text:span text:style-name="T26"/></text:p>
      <text:p text:style-name="P1"><text:span text:style-name="T27">آن را تست نماید و ارتباط دهد و برنامه مقصد را بنویسد</text:span><text:span text:style-name="T28"/></text:p>
      <text:p text:style-name="P1"><text:span text:style-name="T29">تمام سورس ها در اختیار شماست برنامه خود را در مسیر قرار دهید و محاسبات خود را اضافه کنید برنامه برای اجرا آماده است</text:span><text:span text:style-name="T30"/></text:p>
      <text:p text:style-name="P1"><text:span text:style-name="T31">ما نمونه آزمایشی را تهیه کرده ایم و فیلمی ساخته ایم در صورتی که علاقه مند هستید که بیشتر بدانید به ما ایمیل بزنید</text:span><text:span text:style-name="T32"/></text:p>
      <text:p text:style-name="P1"><text:span text:style-name="T33">این برنامه را حمایت کنید تا بتوانیم امکانات و قابلیتها را افزایش دهیم</text:span><text:span text:style-name="T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